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TAŞINMAZ KİRA SÖZLEŞMESİ</text:span></text:span></text:p>
      <text:p text:style-name="Text_20_body"><text:span text:style-name="Strong_20_Emphasis"><text:span text:style-name="T1">Madde 1- Taraflar, Kiralanan Yer ve Tapu Kaydı ile Sair Esaslı Unsurlar</text:span></text:span></text:p>
      <text:p text:style-name="Text_20_body">İşbu taşınmaz kira sözleşmesi aşağıda belirtilen Kiralayan ile Kiracı arasında ve yine aşağıda belirlenen hüküm ve şartlar çerçevesinde akdedilmiştir.</text:p>
      <text:p text:style-name="Text_20_body"><text:span text:style-name="Strong_20_Emphasis"> </text:span></text:p>
      <text:p text:style-name="Text_20_body"><text:span text:style-name="Strong_20_Emphasis">Kiralayan                              : </text:span>……………………………</text:p>
      <text:p text:style-name="Text_20_body"><text:span text:style-name="Strong_20_Emphasis">Kiracı                                     : </text:span>……………………………</text:p>
      <text:p text:style-name="Text_20_body"><text:span text:style-name="Strong_20_Emphasis">Kiralanan Yerin(Mecurun) </text:span></text:p>
      <text:p text:style-name="Text_20_body"><text:span text:style-name="Strong_20_Emphasis">Adresi                                    :</text:span> ……………………………       <text:span text:style-name="Strong_20_Emphasis">                                            </text:span></text:p>
      <text:p text:style-name="Text_20_body"><text:span text:style-name="Strong_20_Emphasis">Kira Başlangıç Tarihi          : </text:span>01.01.2022</text:p>
      <text:p text:style-name="Text_20_body"><text:span text:style-name="Strong_20_Emphasis">Kira Bitiş Tarihi                    : </text:span>01.01.2023</text:p>
      <text:p text:style-name="Text_20_body"><text:span text:style-name="Strong_20_Emphasis">Aylık Kira Bedeli ( Net )     : </text:span>3000 TL</text:p>
      <text:p text:style-name="Text_20_body"><text:span text:style-name="Strong_20_Emphasis">Kira Artış Oranı                    : </text:span>Bir yıllık kira döneminin sonunda her yıl TÜFE oranında<text:span text:style-name="Strong_20_Emphasis"> </text:span>artırılacaktır.</text:p>
      <text:p text:style-name="Text_20_body"><text:span text:style-name="Strong_20_Emphasis">Ödeme Periyodu                   : </text:span>Her ayın 10. gününde peşin</text:p>
      <text:p text:style-name="Text_20_body"><text:span text:style-name="Strong_20_Emphasis">Feshi İhbar Süresi                : </text:span>15 gün önceden haber verilmek sureti ile</text:p>
      <text:p text:style-name="Text_20_body"><text:span text:style-name="Strong_20_Emphasis">Kiralananın Kiracıya Teslim</text:span></text:p>
      <text:p text:style-name="Text_20_body"><text:span text:style-name="Strong_20_Emphasis">Edildiği Andaki Durumu   : </text:span>Boyalı ve kullanıma hazır temiz daire</text:p>
      <text:p text:style-name="Text_20_body"> </text:p>
      <text:p text:style-name="Text_20_body"><text:span text:style-name="Strong_20_Emphasis">KİRA SÖZLEŞMESİ ÖZEL ŞARTLARI</text:span></text:p>
      <text:p text:style-name="Text_20_body"><text:span text:style-name="Strong_20_Emphasis">Madde 2- KONU</text:span></text:p>
      <text:p text:style-name="Text_20_body">… Mah. … Cad. No:.. D:.. /İstanbul adresindeki dairenin kiralanması, teslimi, kira miktar ve ödemeleri, kullanımı, tahliyesi ile tarafların karşılıklı olarak yükümlülüklerinin belirlenmesidir.</text:p>
      <text:p text:style-name="Text_20_body"><text:span text:style-name="Strong_20_Emphasis">Madde 3- MECURDA YAPILACAK İŞ</text:span></text:p>
      <text:p text:style-name="Text_20_body">Kiracı, kiralamış olduğu taşınmazı işyeri olarak kullanacaktır. Kiracı mevcut işinden başka herhangi bir işle iştigal etmek isterse, kiralayanın yazılı onayını alacaktır. Kiralayanın izin vermemesi halinde, kiracı hakkın kötüye kullanıldığı iddiasında bulunamaz, zarar ziyan talep edemez. Aksi durum sözleşmeye aykırılık teşkil edeceğinden tek taraflı fesih sebebidir.</text:p>
      <text:p text:style-name="Text_20_body"><text:span text:style-name="Strong_20_Emphasis">Madde 4- MECURUN DURUMU</text:span></text:p>
      <text:p text:style-name="Text_20_body"><text:span text:style-name="Strong_20_Emphasis">4.1.</text:span> Kiralanan, kiracı tarafından gerekli incelemeler yapıldıktan sonra teslim alınmıştır. Kiracı, kira sözleşmesine konu taşınmazın tam eksiksiz ve her türlü ayıptan ari vaziyette olduğunu ve yapacağı işe uygun durumda olduğunu kabul etmektedir.</text:p>
      <text:p text:style-name="Text_20_body"><text:span text:style-name="Strong_20_Emphasis">4.2.</text:span> Kiracı kiralananda her türlü tadilat, değişiklik ve dekorasyonu kiralayanın yazılı onayı olmaksızın yapamaz. Kiracının imar mevzuatına aykırı tadilatlarından dolayı ilgili resmi makamlar tarafından kiralayan adına düzenlenecek harç, ceza, imar para cezası vb. her türlü cezalar kiracı <text:soft-page-break/>tarafından ödenecektir. Kiracı, yaptığı tamirat ve tadilatın bedelini hiçbir zaman ve surette mal sahibinden talep edemez, tahliye zamanı alıp götüremez, sökemez.</text:p>
      <text:p text:style-name="Text_20_body"><text:span text:style-name="Strong_20_Emphasis">4.3.</text:span> Kiracı, kiralananı kendi malı gibi kullanmaya, evsaf ve meziyetlerini şöhret ve itibarını kaybetmesine meydan vermemeye ve bina içinde meskun diğer kiracı/maliklere karşı özenli davranmaya mecburdur.</text:p>
      <text:p text:style-name="Text_20_body"><text:span text:style-name="Strong_20_Emphasis">4.4.</text:span> Kira sözleşmesinin sona erdirilmesi halinde kiralanan üzerinde yapılmış olan her türlü tadilat ve değişiklik kiralayan tarafından talep edilmesi halinde kiracı tarafından eski haline getirilecek ve kiralanan ilk teslim edildiği şekli ile kiralayana teslim edilecektir. Kiracı bu yükümlülüğüne aykırı hareket etmesi halinde kiralayanın kiralananı eski haline getirmek için yaptığı masrafların beş katı tutarında cezai şart bedeli ödemeyi kabul eder.</text:p>
      <text:p text:style-name="Text_20_body"><text:span text:style-name="Strong_20_Emphasis">Madde 5- KİRA BAŞLANGICI, MÜDDETİ, DEPOZİTO BEDELİ</text:span></text:p>
      <text:p text:style-name="Text_20_body">Kira başlangıcı 01.01.2022 olup, kira müddeti 1 ( bir ) yıldır. Taraflar 15 gün önceden sözleşmenin fesih edileceğine dair herhangi bir bildirimde bulunmaz ise sözleşme aynı şartlarla bir yıl daha uzamış sayılacaktır.</text:p>
      <text:p text:style-name="Text_20_body"><text:span text:style-name="Strong_20_Emphasis">Madde 6- KİRA MİKTARI VE ÖDEME ŞEKLİ</text:span></text:p>
      <text:p text:style-name="Text_20_body"><text:span text:style-name="Strong_20_Emphasis">6.1. </text:span>Kira miktarı aylık net 3000 TL’dir. Kira bedeli net bedel olup, işbu sözleşme sebebiyle herhangi bir yasal mevzuat veya düzenlemeden doğabilecek stopaj, fon, damga vergisi ve diğer tüm vergi, harç ve resimler kiracı tarafından ödenir.</text:p>
      <text:p text:style-name="Text_20_body"><text:span text:style-name="Strong_20_Emphasis">6.2. </text:span>Kiracı kanuni süresinde vergi, harç vb. mükellefiyetlerini yerine getirmediği takdire kiralayan adına tahakkuk edecek olan ceza, faiz ve gecikme zamlarından sorumlu olacağını kabul eder.</text:p>
      <text:p text:style-name="Text_20_body"><text:span text:style-name="Strong_20_Emphasis">Madde 7- KİRA HARİCİ GİDER VE ÖDEMELER</text:span></text:p>
      <text:p text:style-name="Text_20_body"><text:span text:style-name="Strong_20_Emphasis">7.1.</text:span> Kiracı bina aidatı, elektrik, su, doğalgaz, çevre temizlik vergisi gibi kullanımdan kaynaklanan sair giderleri ödemeyi kabul ve taahhüt eder. Kiracı elektrik, su, doğalgaz, telefon aboneliklerini derhal devralmakla yükümlüdür. Sözleşme başlangıç tarihi itibariyle tahakkuk edecek, elektrik, su, doğalgaz, telefon, aidat vs. tüm giderlerden kiracı sorumlu olacaktır.</text:p>
      <text:p text:style-name="Text_20_body"><text:span text:style-name="Strong_20_Emphasis">7.2.</text:span> Kiracı, kiralanan yerin kira süresince kullanımı ve kira süresinin bitiminde boşaltılması sırasında üçüncü şahıslara vereceği zararlar da dahil olmak üzere her türlü zarar ve ziyandan münhasıran sorumludur. Tahliye anında doğmuş ve/veya doğacak herhangi bir zarar ve ziyan kiracının onay ya da izni aranmaksızın kiraya veren tarafından karşılanarak depozitodan mahsup edilebilir. Ancak verilen depozitonun zarar, ziyanı karşılamaması durumunda, kiracı depozitoyu aşan zarar ve ziyanı ayrıca tazmin etmeyi peşinen kabul, beyan ve taahhüt eder.</text:p>
      <text:p text:style-name="Text_20_body"><text:span text:style-name="Strong_20_Emphasis">7.3.</text:span> Kiracı taşınmazın bulunduğu mahallin yönetim planına, güvenlik tedbirlerine, işletme projesine istisnasız uyacak ve bu hususlardan doğacak yükümlülüklerini yerine getirecek ve kiralayanı kiralananla ilgili gelişmelerden zamanında haberdar edecektir. Aksi halde gelecek zararlardan kendisi sorumlu olacaktır. Kiracı kiralanan bağımsız bölümün bulunduğu yapıdaki ortak alanlara kiralayanın yazılı onayı olmaksızın müdahalede bulunamaz, kullanamaz.</text:p>
      <text:p text:style-name="Text_20_body"><text:span text:style-name="Strong_20_Emphasis">Madde 8- DEVİR, TEMLİK VE ALT KİRA</text:span></text:p>
      <text:p text:style-name="Text_20_body">Kiracı, kiralananı kısmen veya tamamen başka gerçek ve/veya tüzel kişilere devredemez, terk edemez, kullandıramaz, alt kira yolu ile kiraya veremez.</text:p>
      <text:p text:style-name="Text_20_body"><text:soft-page-break/><text:span text:style-name="Strong_20_Emphasis">Madde 9- SÖZLEŞMENİN FESHİ </text:span></text:p>
      <text:p text:style-name="Text_20_body"><text:span text:style-name="Strong_20_Emphasis">9.1.</text:span> Kiracı sözleşmeyi 3 ay önceden noter marifeti ile fesih ihbarının yapılması şartı ile kiralananı tahliye edebilir. Kiracı, sözleşme süresi bitmeden kiralananı tahliye etmesi halinde, sözleşme süresi sonuna kadarki kira bedellerini hiçbir ihtara gerek kalmadan ödeyecektir.</text:p>
      <text:p text:style-name="Text_20_body"><text:span text:style-name="Strong_20_Emphasis">9.2. </text:span>Kiracının iflasının istenmesi, konkordato talebinde bulunması, tasfiyesine başlanılması, süresinin bitmesi, aleyhinde aciz vesikası alınması, Maliye Bakanlığı ve ilgili birimlerince aleyhinde tedbir kararı verilmesi ve işyerinin mühürlenmesi halleri fesih ve tahliye sebebidir.</text:p>
      <text:p text:style-name="Text_20_body"><text:span text:style-name="Strong_20_Emphasis">9.3.</text:span> Kiracı Borçlar Kanunu’nun öngördüğü herhangi bir tahliye sebebi gerçekleştiği halde kiralananı tahliye etmez ise hakkında yasal yollara başvurarak tahliyesi sağlanır. Kiracı tahliye hakkının doğduğu tarihten itibaren geçen her gün için aylık kira bedelinin % 10’u oranında cezai şart ödemeyi ayrıca kabul ve taahhüt eder.</text:p>
      <text:p text:style-name="Text_20_body"><text:span text:style-name="Strong_20_Emphasis">Madde 10- TEBLİGAT ADRESİ                          </text:span></text:p>
      <text:p text:style-name="Text_20_body">Tarafların sözleşmenin ilk sayfasında bildirdikleri adreslerine (adres değişikliğini diğer tarafı yazılı olarak belirtmediği sürece) yapılacak tebligatlar ile mernis ve ticaret sicil adreslerine yapılacak tebligatlar muteber kabul edilecektir. Ayrıca gerek kiralayan gerekse kiracının bu adresine gönderilecek ve her ne sebeple olur ise olsun yapılmayan tebligatlar da yapılmış kabul edilecek yasal sonuçlarını doğuracaktır.</text:p>
      <text:p text:style-name="Text_20_body"><text:span text:style-name="Strong_20_Emphasis">Madde 11- SÖZLEŞMENİN BÜTÜNLÜĞÜ</text:span></text:p>
      <text:p text:style-name="Text_20_body"><text:span text:style-name="Strong_20_Emphasis">11.1.</text:span>    Bu sözleşme, bu hüküm de dahil olmak üzere taraflarca mutabakata varılıp imza edilmediği sürece tadil edilemez.</text:p>
      <text:p text:style-name="Text_20_body"><text:span text:style-name="Strong_20_Emphasis">11.2.</text:span>    İşbu sözleşmenin herhangi bir hükmünün taraflara sağlanmış olduğu haklardan ilgili taraf açıkça ve de yazılı olarak vazgeçmediği sürece o hakkı kullanmaktan vazgeçtiği anlamına gelmez.</text:p>
      <text:p text:style-name="Text_20_body"><text:span text:style-name="Strong_20_Emphasis">11.3.</text:span>    İşbu sözleşmenin herhangi bir kısmının kanuna aykırı veya geçersiz sayılması halinde, söz konusu aykırılık veya geçersizlik sözleşmenin diğer hükümlerini etkilemez ve bu hükümler geçerliliği devam eder ve taraflar üzerinde aynı şekilde bağlayıcı olur.</text:p>
      <text:p text:style-name="Text_20_body"><text:span text:style-name="Strong_20_Emphasis">Madde 12- MÜCBİR SEBEP</text:span></text:p>
      <text:p text:style-name="Text_20_body">Deprem veya ülkenin dahil olduğu savaşın mücbir sebep kabul edilebilmesi ancak Bayındırlık ve İskan Bakanlığı tarafından bu hususun mücbir sebep olarak ilan edilmesi halinde mümkündür. Bahsi geçen hususlar dışındaki hiçbir hal, mücbir sebep ve beklenmeyen durum olarak kabul edilmeyecektir. Taşınmazda meydana gelebilecek yangın, su basması, tahribat vb. hallerden doğan zarar ve ziyan kiracı tarafından tazmin edilecektir.</text:p>
      <text:p text:style-name="Text_20_body"><text:span text:style-name="Strong_20_Emphasis">Madde 13- DELİL SÖZLEŞMESİ</text:span></text:p>
      <text:p text:style-name="Text_20_body">İşbu sözleşmenin imzalanmasından sonra taraflar arasında haberleşmede kullanılan her türlü  e-posta, faks ve sair her türlü bildirimler, rapor, telefaks, mesajları ve banka kayıt ve belgeleri, taraflarca düzenlenen belgeler Hukuk Muhakemeleri Kanunu’nun ilgili maddesi uyarınca taraflar arasında münhasır ve kesin delil teşkil eder.</text:p>
      <text:p text:style-name="Text_20_body"><text:span text:style-name="Strong_20_Emphasis">Madde 14-YETKİLİ MAHKEME</text:span></text:p>
      <text:p text:style-name="Text_20_body">İşbu sözleşmenin uygulanmasından doğacak uyuşmazlıkların çözümü için İstanbul Anadolu Adliyesi Mahkeme ve İcra daireleri yetkilidir. Taraflar işbu sözleşmedeki yükümlülükleri <text:soft-page-break/>zamanında yerine getirmeyi taahhüt eder. Bu kira sözleşmesinde belirtilmemiş hususlar hakkında kat mülkiyeti kanunları, borçlar kanunu ve gayri menkul kiralaması hususundaki ilgili kanun hükümleri uygulanır.</text:p>
      <text:p text:style-name="Text_20_body"><text:span text:style-name="Strong_20_Emphasis">MADDE 15- YÜRÜRLÜK</text:span></text:p>
      <text:p text:style-name="Text_20_body">2 nüsha 15 madde ve 5 sayfadan ibaret işbu kira sözleşmesi  … tarihinde tarafların karşılıklı anlaşması ile imza altına alınmıştır.</text:p>
      <text:p text:style-name="Text_20_body"> </text:p>
      <text:p text:style-name="Text_20_body"><text:span text:style-name="Strong_20_Emphasis"><text:span text:style-name="T1">KİRALAYAN                   KİRACI</text:span></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7T14:40:08.103626616</meta:creation-date>
    <dc:date>2023-04-07T14:40:53.019790014</dc:date>
    <meta:editing-duration>PT46S</meta:editing-duration>
    <meta:editing-cycles>1</meta:editing-cycles>
    <meta:document-statistic meta:table-count="0" meta:image-count="0" meta:object-count="0" meta:page-count="4" meta:paragraph-count="58" meta:word-count="1109" meta:character-count="8667" meta:non-whitespace-character-count="7316"/>
    <meta:generator>LibreOffice/7.3.7.2$Linux_X86_64 LibreOffice_project/30$Build-2</meta:generator>
  </office:meta>
</office:document-meta>
</file>